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dbb" officeooo:paragraph-rsid="00071dbb"/>
    </style:style>
    <style:style style:name="P2" style:family="paragraph" style:parent-style-name="Standard">
      <style:text-properties officeooo:paragraph-rsid="00071dbb"/>
    </style:style>
    <style:style style:name="T1" style:family="text">
      <style:text-properties officeooo:rsid="00031b2f"/>
    </style:style>
    <style:style style:name="T2" style:family="text">
      <style:text-properties officeooo:rsid="00071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Assignment No. 3</text:p>
      <text:p text:style-name="Standard"><text:tab/><text:tab/><text:tab/><text:tab/><text:tab/><text:tab/><text:tab/><text:tab/><text:tab/><text:tab/><text:tab/><text:span text:style-name="T1">Roll – 41239</text:span></text:p>
      <text:p text:style-name="Standard"/>
      <text:p text:style-name="Standard">Title: Conduct the contextual inquiry for the selected product / system.</text:p>
      <text:p text:style-name="Standard"/>
      <text:p text:style-name="Standard">Objectives:</text:p>
      <text:p text:style-name="Standard">1. To conduct the contextual inquiry for the Interactive system.</text:p>
      <text:p text:style-name="Standard">2. To understand your users’ needs.</text:p>
      <text:p text:style-name="Standard">3. To list down need of the user for selected product/system.</text:p>
      <text:p text:style-name="Standard">4. To observe how users interact with systems.</text:p>
      <text:p text:style-name="Standard"/>
      <text:p text:style-name="Standard">Theory:</text:p>
      <text:p text:style-name="Standard">What is contextual inquiry?</text:p>
      <text:p text:style-name="Standard">Contextual inquiry is reminiscent of anthropological research, and relies heavily on participant</text:p>
      <text:p text:style-name="Standard">observation. For this reason, it’s a highly qualitative methodology that does not require a big sample.</text:p>
      <text:p text:style-name="Standard">Its premise is to discover flaws that stem from bad design.</text:p>
      <text:p text:style-name="Standard">As people grow accustomed to usability issues and find ways of working around them, they slowly</text:p>
      <text:p text:style-name="Standard">forget they even existed in the first place! This is when contextual inquiry can be especially helpful.</text:p>
      <text:p text:style-name="Standard">Through direct observation, it allows researchers to look beyond theory and focus on what is actually</text:p>
      <text:p text:style-name="Standard">done in practice. That way you can identify which designs or workflow strategies are problematic,</text:p>
      <text:p text:style-name="Standard">and what heuristic solutions more experienced users have implemented to work around them.</text:p>
      <text:p text:style-name="Standard">These observations can provide valuable insight toward addressing many issues. For example, if a</text:p>
      <text:p text:style-name="Standard">senior employee has their own unique checklist that makes their work easier, there may be an</text:p>
      <text:p text:style-name="Standard">opportunity to incorporate that same checklist into the design of the existing workflow, improving the</text:p>
      <text:p text:style-name="Standard">overall experience—as well as productivity—of everyone.</text:p>
      <text:p text:style-name="Standard">When it comes to what you inquire, context is key: it’s in the name! Take note of your and your</text:p>
      <text:p text:style-name="Standard">user’s surroundings and every tool (e.g. paper and pencils), techniques (e.g. affinity diagrams,</text:p>
      <text:p text:style-name="Standard">moderated testing), or technologies (e.g. cloud storage, collaborative writing) relating to the overall</text:p>
      <text:p text:style-name="Standard">workflow and objective. The goal is to better understand how everything interacts and influences the</text:p>
      <text:p text:style-name="Standard">tasks and workflow.</text:p>
      <text:p text:style-name="Standard">The four principles of contextual inquiry are:</text:p>
      <text:p text:style-name="Standard">1. Focus - Plan for the inquiry, based on a clear understanding of your purpose.</text:p>
      <text:p text:style-name="Standard">2. Context - Go to the customer's workplace and watch them do their own work.</text:p>
      <text:p text:style-name="Standard">3. Partnership - Talk to customers about their work and engage them in uncovering</text:p>
      <text:p text:style-name="Standard">unarticulated aspects of work.</text:p>
      <text:p text:style-name="Standard">4. Interpretation - Develop a shared understanding with the customer about the aspects of work</text:p>
      <text:p text:style-name="Standard">that matter.</text:p>
      <text:p text:style-name="Standard">Here are some simple steps to conducting contextual inquiry yourself:</text:p>
      <text:p text:style-name="Standard">1. Identify your key research questions: Make sure they relate to the overall task or workflow,</text:p>
      <text:p text:style-name="Standard">but keep them broad, keeping in mind their underlying objectives and anticipated outcomes.</text:p>
      <text:p text:style-name="Standard">2. Find a participant: The ideal participant is someone especially familiar or proficient with the</text:p>
      <text:p text:style-name="Standard">tool or platform being tested so you can observe any heuristic shortcuts they may have</text:p>
      <text:p text:style-name="Standard">developed.</text:p>
      <text:p text:style-name="Standard">3. Play your role: You and the participant will adopt roles traditionally known as “master and</text:p>
      <text:p text:style-name="Standard">apprentice” (think super user and newbie), with the researcher as the apprentice and the</text:p>
      <text:p text:style-name="Standard">participant as the master. As the newbie, you’ll be asking the super user questions relating to</text:p>
      <text:p text:style-name="Standard">what they do, how they do it, and why.</text:p>
      <text:p text:style-name="Standard">4. Identify shortcuts or heuristics participants use: Note any instances where the participant</text:p>
      <text:p text:style-name="Standard"><text:soft-page-break/>does something interesting, unexpected, or confusing, be it for you or them.</text:p>
      <text:p text:style-name="Standard">5. Review your notes and reflect on your observations: Try to understand the function of each</text:p>
      <text:p text:style-name="Standard">of the tasks and see if any can be simplified, or even eliminated altogether.</text:p>
      <text:p text:style-name="Standard"/>
      <text:p text:style-name="Standard">Things to consider before trying contextual inquiry:</text:p>
      <text:p text:style-name="Standard">1. Products need to be complex enough that the environment matters: Sometimes contextual</text:p>
      <text:p text:style-name="Standard">inquiry isn’t the best methodology to use. For example, workflows done on single channels or simple</text:p>
      <text:p text:style-name="Standard">interfaces, as is usually the case with apps and websites, aren’t ideal candidates for contextual</text:p>
      <text:p text:style-name="Standard">inquiry. Digital platforms tend to be lacking in contextual information and interaction, with most</text:p>
      <text:p text:style-name="Standard">interactions occurring independently of the environment.</text:p>
      <text:p text:style-name="Standard">Contextual inquiry adopts a more holistic perspective in the way it seeks to find meaning in and</text:p>
      <text:p text:style-name="Standard">across a variety of different settings, and more often than not, research done on websites or apps just</text:p>
      <text:p text:style-name="Standard">don’t offer enough to work with.</text:p>
      <text:p text:style-name="Standard">2. Products need to have a base of power users: Another important aspect of contextual inquiry</text:p>
      <text:p text:style-name="Standard">is timing. Because you’re observing participants using fully functioning software or systems, you</text:p>
      <text:p text:style-name="Standard">need a completed product. That means contextual inquiry comes at the end of the testing cycle, after</text:p>
      <text:p text:style-name="Standard">prototyping and implementation. You need a system or design that has seen extensive use and</text:p>
      <text:p text:style-name="Standard">actually has super users.</text:p>
      <text:p text:style-name="Standard">3. Do plenty of usability testing first: You should conduct usability research—lots of it!—before</text:p>
      <text:p text:style-name="Standard">you’re ready for contextual inquiry. Testing early and often will not only help you identify usability</text:p>
      <text:p text:style-name="Standard">and user experience issues, it will also help guide your objectives and questions once you’re ready for</text:p>
      <text:p text:style-name="Standard">contextual inquiry.</text:p>
      <text:p text:style-name="Standard"/>
      <text:p text:style-name="Standard"/>
      <text:p text:style-name="Standard">When should it be used?</text:p>
      <text:p text:style-name="Standard">Contextual Inquiries can be conducted at any stage of the process, but typically tend to be</text:p>
      <text:p text:style-name="Standard">performed on a fully functioning system.</text:p>
      <text:p text:style-name="Standard">How do you conduct a Contextual Inquiry?</text:p>
      <text:p text:style-name="Standard">During a Contextual Inquiry, a usability expert or team of experts typically travel to observe</text:p>
      <text:p text:style-name="Standard">users in a real-world environment, such as an airport or border crossing. Although typically</text:p>
      <text:p text:style-name="Standard">conducted by a usability professional, the inquiry can be conducted by anyone with a</text:p>
      <text:p text:style-name="Standard">thorough knowledge of the system and the system’s users.</text:p>
      <text:p text:style-name="Standard">The individual performing the inquiry is typically very passive, allowing users to act naturally</text:p>
      <text:p text:style-name="Standard">as though they were not being observed. During the inquiry, the usability expert may ask</text:p>
      <text:p text:style-name="Standard">questions to better understand a user’s actions, but typically questions are held until the end</text:p>
      <text:p text:style-name="Standard">to avoid interrupting a user’s normal workflow. The person performing the inquiry may also</text:p>
      <text:p text:style-name="Standard">ask for permission to tape the sessions so that they may capture the entire process and</text:p>
      <text:p text:style-name="Standard">conduct an in-depth review following the inquiry.</text:p>
      <text:p text:style-name="Standard">This process should be repeated with several users under varying conditions in order to</text:p>
      <text:p text:style-name="Standard">identify trends in users, in the environment, and with the technology.</text:p>
      <text:p text:style-name="Standard">Following the observations, the individual conducting the evaluation will summarize their</text:p>
      <text:p text:style-name="Standard">observations, noting workarounds or shortcuts that users have created, itemizing instances</text:p>
      <text:p text:style-name="Standard">where users deviated from the expected workflow, listing features that performed well, as</text:p>
      <text:p text:style-name="Standard">well as features that were difficult for users to understand.</text:p>
      <text:p text:style-name="Standard"/>
      <text:p text:style-name="Standard"/>
      <text:p text:style-name="Standard">What are the benefits/limitations?</text:p>
      <text:p text:style-name="Standard">The benefit of a Contextual Inquiry is that you have an opportunity to observe users in the</text:p>
      <text:p text:style-name="Standard">environment in which they will use the system. It helps to identify design issues that may</text:p>
      <text:p text:style-name="Standard"><text:soft-page-break/>arise because of environmental factors (i.e. the noise level in an airport may be too loud for</text:p>
      <text:p text:style-name="Standard">users to hear audible cues that tested just fine in a usability lab) physical conditions (i.e.</text:p>
      <text:p text:style-name="Standard">instructional guides that are positioned too far in advance of a system that users forget what</text:p>
      <text:p text:style-name="Standard">to do by the time they reach the device) or occurrences (unexpected interruptions of the</text:p>
      <text:p text:style-name="Standard">biometric process).</text:p>
      <text:p text:style-name="Standard">It is this type of subtle, but extremely important information that Contextual Inquires help</text:p>
      <text:p text:style-name="Standard">to uncover.</text:p>
      <text:p text:style-name="Standard">One of the drawbacks to this technique is that there is sometimes so much data to analyze</text:p>
      <text:p text:style-name="Standard">that it becomes a very time-consuming and labor-intensive effort.</text:p>
      <text:p text:style-name="Standard"/>
      <text:p text:style-name="Standard"/>
      <text:p text:style-name="P1">Contextual Inquiry - </text:p>
      <text:p text:style-name="P2"><text:span text:style-name="T2">1) What functions do you want in the system?</text:span></text:p>
      <text:p text:style-name="P1">2) How many users will use the system?</text:p>
      <text:p text:style-name="P1">3) Do you need to install it on hardware?</text:p>
      <text:p text:style-name="P1">4) What more functionalities do you want your system should have?</text:p>
      <text:p text:style-name="Standard"/>
      <text:p text:style-name="Standard"/>
      <text:p text:style-name="Standard">Conclusion: Thus we have studied the contextual inquiry and different steps to conduct the</text:p>
      <text:p text:style-name="Standard">contextual inquiry for the selected product / syste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2:12:21.678697713</meta:creation-date>
    <dc:date>2021-05-26T13:55:37.570425794</dc:date>
    <meta:editing-duration>PT2H42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05" meta:word-count="1214" meta:character-count="7563" meta:non-whitespace-character-count="6441"/>
  </office:meta>
</office:document-meta>
</file>